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tils.dumpRequest( ServletRequest request , PrintStream outp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letUtils.getDirNam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Utils.dumpServletContext( ServletContext context , Prin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Utils.getSessionMutex( HttpSession httpSession ,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Utils.throwServletException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Utils.preventCache( 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Utils.getBaseNam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